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solid" style:text-underline-type="double" style:text-underline-width="auto" style:text-underline-color="font-color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– TP6 – Scripts – Groupe A</text:p>
      <text:p text:style-name="P3"/>
      <text:p text:style-name="P4"/>
      <text:p text:style-name="P5">Question 1</text:p>
      <text:p text:style-name="P4"/>
      <text:p text:style-name="P4"/>
      <text:p text:style-name="P4"/>
      <text:p text:style-name="P5">Question 2</text:p>
      <text:p text:style-name="P5"/>
      <text:p text:style-name="P6">1)</text:p>
      <text:p text:style-name="P6"/>
      <text:p text:style-name="P6">2)</text:p>
      <text:p text:style-name="P6"/>
      <text:p text:style-name="P6">3)</text:p>
      <text:p text:style-name="P6"/>
      <text:p text:style-name="P6"/>
      <text:p text:style-name="P6">4) </text:p>
      <text:p text:style-name="P6">5)</text:p>
      <text:p text:style-name="P6"/>
      <text:p text:style-name="P5">Question 3</text:p>
      <text:p text:style-name="P5"/>
      <text:p text:style-name="P6">1)</text:p>
      <text:p text:style-name="P6"/>
      <text:p text:style-name="P6">2) .</text:p>
      <text:p text:style-name="P6"/>
      <text:p text:style-name="P6">3) </text:p>
      <text:p text:style-name="P6"/>
      <text:p text:style-name="P6">4)</text:p>
      <text:p text:style-name="P6"/>
      <text:p text:style-name="P6">5) </text:p>
      <text:p text:style-name="P6"/>
      <text:p text:style-name="P6">6) </text:p>
      <text:p text:style-name="P6"/>
      <text:p text:style-name="P6">7)</text:p>
      <text:p text:style-name="P6"/>
      <text:p text:style-name="P6">8)</text:p>
      <text:p text:style-name="P6"/>
      <text:p text:style-name="P5">Question 4</text:p>
      <text:p text:style-name="P5"/>
      <text:p text:style-name="P6"/>
      <text:p text:style-name="P6"/>
      <text:p text:style-name="P5">Question 5</text:p>
      <text:p text:style-name="P5"/>
      <text:p text:style-name="P5"/>
      <text:p text:style-name="P5">Question 6<text:span text:style-name="T2">1)</text:span></text:p>
      <text:p text:style-name="P6"/>
      <text:p text:style-name="P6">1)</text:p>
      <text:p text:style-name="P6"/>
      <text:p text:style-name="P6">2)</text:p>
      <text:p text:style-name="P5"/>
      <text:p text:style-name="P5"/>
      <text:p text:style-name="P5"/>
      <text:p text:style-name="P5"><text:soft-page-break/></text:p>
      <text:p text:style-name="P5">Question 7</text:p>
      <text:p text:style-name="P5"/>
      <text:p text:style-name="P6"/>
      <text:p text:style-name="P2"/>
      <text:p text:style-name="P5">Question 8</text:p>
      <text:p text:style-name="P5"/>
      <text:p text:style-name="P6">1)</text:p>
      <text:p text:style-name="P6"/>
      <text:p text:style-name="P8">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UELTI Hacene</meta:initial-creator>
    <meta:creation-date>2016-11-14T09:25:49</meta:creation-date>
    <dc:date>2016-11-14T09:31:28</dc:date>
    <dc:creator>MENGUELTI Hacene</dc:creator>
    <meta:editing-duration>PT5M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2" meta:paragraph-count="26" meta:word-count="43" meta:character-count="161" meta:non-whitespace-character-count="140"/>
  </office:meta>
</office:document-meta>
</file>